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start" style:text-autospace="ideograph-alpha" style:punctuation-wrap="simple" style:line-break="strict" style:writing-mode="lr-tb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text-line-through-style="solid" style:text-line-through-type="single" style:text-line-through-width="bold" fo:font-size="18pt" style:font-size-asian="18pt" style:font-weight-asian="normal" style:font-size-complex="32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>
      <style:text-properties style:text-line-through-style="none" style:text-line-through-type="none"/>
    </style:style>
    <style:style style:name="P13" style:family="paragraph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6" style:family="paragraph">
      <style:text-properties fo:font-size="32pt"/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text-line-through-style="solid" style:text-line-through-type="single" style:text-line-through-width="bold" fo:font-size="18pt" style:font-size-asian="18pt" style:font-weight-asian="normal" style:font-size-complex="32pt"/>
    </style:style>
    <style:style style:name="T10" style:family="text">
      <style:text-properties fo:language="en" fo:country="US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Advanced Methods of Software Engineer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1"><text:span text:style-name="T2">Frie</text:span><text:span text:style-name="T2">dric</text:span><text:span text:style-name="T2">h-</text:span><text:span text:style-name="T2">Ale</text:span><text:span text:style-name="T2">xan</text:span><text:span text:style-name="T2">der </text:span><text:span text:style-name="T2">Uni</text:span><text:span text:style-name="T2">ver</text:span><text:span text:style-name="T2">sity </text:span><text:span text:style-name="T2">Erla</text:span><text:span text:style-name="T2">nge</text:span><text:span text:style-name="T2">n-</text:span><text:span text:style-name="T2">Nür</text:span><text:span text:style-name="T2">nbe</text:span><text:span text:style-name="T2">rg</text:span></text:p>
            <text:p text:style-name="P1"><text:span text:style-name="T3"/></text:p>
            <text:p text:style-name="P1"><text:span text:style-name="T1">AM</text:span><text:span text:style-name="T1">SE </text:span><text:span text:style-name="T1">A0</text:span><text:span text:style-name="T1">2</text:span></text:p>
            <text:p text:style-name="P1"><text:span text:style-name="T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5">It is </text:span><text:span text:style-name="T5">Friedrich</text:span><text:span text:style-name="T5">-</text:span><text:span text:style-name="T5">Alexande</text:span><text:span text:style-name="T5">r </text:span><text:span text:style-name="T5">Universit</text:span><text:span text:style-name="T5">y </text:span><text:span text:style-name="T5">Erlangen</text:span><text:span text:style-name="T5">-</text:span><text:span text:style-name="T5">Nürnberg </text:span><text:span text:style-name="T5">– FAU, </text:span><text:span text:style-name="T5">in short.</text:span></text:p>
              <text:p><text:span text:style-name="T5">Corporat</text:span><text:span text:style-name="T5">e identity </text:span><text:span text:style-name="T5">wants us </text:span><text:span text:style-name="T5">to say </text:span><text:span text:style-name="T5">“Friedric</text:span><text:span text:style-name="T5">h-</text:span><text:span text:style-name="T5">Alexande</text:span><text:span text:style-name="T5">r </text:span><text:span text:style-name="T5">Universit</text:span><text:span text:style-name="T5">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6">#</text:span></text:p>
              </table:table-cell>
              <table:table-cell>
                <text:p text:style-name="P5"><text:span text:style-name="T6">Class Content</text:span></text:p>
              </table:table-cell>
              <table:table-cell>
                <text:p text:style-name="P5"><text:span text:style-name="T6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7">01</text:span></text:p>
              </table:table-cell>
              <table:table-cell>
                <text:p text:style-name="P5"><text:span text:style-name="T7">Introduction</text:span></text:p>
              </table:table-cell>
              <table:table-cell>
                <text:p text:style-name="P5"><text:span text:style-name="T7">-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2</text:span></text:p>
              </table:table-cell>
              <table:table-cell>
                <text:p text:style-name="P5"><text:span text:style-name="T7">Discussion and coaching</text:span></text:p>
              </table:table-cell>
              <table:table-cell>
                <text:p text:style-name="P5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3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4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5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6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7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8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9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10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11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12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13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14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2" table:default-cell-style-name="ce10">
              <table:table-cell table:style-name="ce9">
                <text:p text:style-name="P7"><text:span text:style-name="T8">15</text:span></text:p>
              </table:table-cell>
              <table:table-cell>
                <text:p text:style-name="P5"><text:span text:style-name="T7">Presentations and conclusions</text:span></text:p>
              </table:table-cell>
              <table:table-cell>
                <text:p text:style-name="P5"><text:span text:style-name="T7">Presentation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Work</text:p>
          </draw:text-box>
        </draw:frame>
        <draw:frame presentation:style-name="pr5" draw:text-style-name="P9" draw:layer="layout" svg:width="27cm" svg:height="11.5cm" svg:x="0.5cm" svg:y="2.25cm" presentation:class="outline">
          <draw:text-box>
            <text:list text:style-name="L4">
              <text:list-item>
                <text:p><text:span text:style-name="T9">Students pick features, break features up into task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tudents work in repository of their own, send pull requests</text:span></text:p>
                <text:list>
                  <text:list-item>
                    <text:p><text:span text:style-name="T9">Student master must be current or newer than project master</text:span></text:p>
                  </text:list-item>
                  <text:list-item>
                    <text:p><text:span text:style-name="T9">Contributions must have been committed to student master</text:span></text:p>
                  </text:list-item>
                  <text:list-item>
                    <text:p><text:span text:style-name="T9">Any weekly contribution must have passed all tests </text:span></text:p>
                  </text:list-item>
                  <text:list-item>
                    <text:p><text:span text:style-name="T9">All contributions need appropriate test coverage</text:span></text:p>
                    <text:list>
                      <text:list-header>
                        <text:p><text:span text:style-name="T9"/></text:p>
                      </text:list-header>
                    </text:list>
                  </text:list-item>
                </text:list>
              </text:list-item>
              <text:list-item>
                <text:p><text:span text:style-name="T9">We expect at least one weekly contribution per stud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Weekly programming work</text:p>
                <text:list>
                  <text:list-item>
                    <text:p>Production code and tests written</text:p>
                  </text:list-item>
                  <text:list-item>
                    <text:p>Code builds and passes tests</text:p>
                  </text:list-item>
                  <text:list-item>
                    <text:p>Code has been committed and tag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eekly progress report, answering</text:p>
                <text:list>
                  <text:list-item>
                    <text:p>What did I achieve last week?</text:p>
                  </text:list-item>
                  <text:list-item>
                    <text:p>What problems did I run into?</text:p>
                  </text:list-item>
                  <text:list-item>
                    <text:p>What will I do in the next week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presentation slides</text:p>
                <text:list>
                  <text:list-item>
                    <text:p>Final presentation slides, length to-be-announ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3.125cm" svg:x="0.5cm" svg:y="2.25cm" presentation:class="outline" presentation:user-transformed="true">
          <draw:text-box>
            <text:list text:style-name="L4">
              <text:list-item>
                <text:p>Midnight before the day of class</text:p>
                <text:list>
                  <text:list-item>
                    <text:p><text:span text:style-name="T10">Submit this week’s deliverabl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Unless it is the first week of the course</text:span></text:p>
                <text:list>
                  <text:list-item>
                    <text:p><text:span text:style-name="T10">Then, deliverables are due by Friday midnight that wee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1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2 Deliverables</text:p>
          </draw:text-box>
        </draw:frame>
        <draw:frame presentation:style-name="pr5" draw:text-style-name="P13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2"><text:span text:style-name="T12">Project decision</text:span></text:p>
                <text:list>
                  <text:list-item>
                    <text:p text:style-name="P12"><text:span text:style-name="T12">Create short presentation on idea</text:span></text:p>
                  </text:list-item>
                  <text:list-item>
                    <text:p text:style-name="P12"><text:span text:style-name="T12">Create and include mock-ups for idea</text:span></text:p>
                    <text:list>
                      <text:list-item>
                        <text:list>
                          <text:list-header>
                            <text:p><text:span text:style-name="T1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2">Submit deliverable by email to teaching tea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  <text:list>
                  <text:list-item>
                    <text:p><text:span text:style-name="T11">Use </text:span><text:span text:style-name="T13">amse-cw03-release</text:span><text:span text:style-name="T11"> as the tag; continue like this in future week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4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7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8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0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2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3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  <text:list-item>
                <text:p><text:span text:style-name="T11">Progress report in weekly meet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Final presentation as zip-file</text:span></text:p>
                <text:list>
                  <text:list-item>
                    <text:p><text:span text:style-name="T11">Includes presentation PDF and all original materials</text:span></text:p>
                  </text:list-item>
                  <text:list-item>
                    <text:p><text:span text:style-name="T11">Submit by email to </text:span><text:span text:style-name="T11"><text:a xlink:href="mailto:oss-amse@group.riehle.org" xlink:type="simple">oss-amse@group.riehle.org</text:a></text:span><text:span text:style-name="T11"><text:s/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5" draw:layer="layout" svg:width="20cm" svg:height="4cm" svg:x="0cm" svg:y="11.75cm">
          <draw:text-box>
            <text:p text:style-name="P14"><text:span text:style-name="T14">DR</text:span></text:p>
          </draw:text-box>
        </draw:frame>
        <draw:frame presentation:style-name="pr8" draw:text-style-name="P16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8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7">Original version</text:p>
                <text:list>
                  <text:list-item>
                    <text:p>© 2015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77216f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77216f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19M52S</meta:editing-duration>
    <meta:editing-cycles>180</meta:editing-cycles>
    <meta:generator>LibreOffice/6.0.7.3$Linux_X86_64 LibreOffice_project/00m0$Build-3</meta:generator>
    <meta:initial-creator>Dirk Riehle</meta:initial-creator>
    <dc:date>2019-10-16T14:24:11.890699505</dc:date>
    <meta:printed-by>Dirk Riehle</meta:printed-by>
    <meta:print-date>2013-05-04T19:19:21</meta:print-date>
    <meta:document-statistic meta:object-count="142"/>
    <meta:template xlink:type="simple" xlink:actuate="onRequest" xlink:title="True Blue Presentation" xlink:href="../../../../Templates/True%20Blue%20Presentation.otp" meta:date="2013-04-02T22:52:20"/>
  </office:meta>
</office:document-meta>
</file>